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7e7b" officeooo:paragraph-rsid="00137e7b"/>
    </style:style>
    <style:style style:name="P2" style:family="paragraph" style:parent-style-name="Standard" style:list-style-name="L1">
      <style:text-properties officeooo:rsid="00137e7b" officeooo:paragraph-rsid="00137e7b"/>
    </style:style>
    <style:style style:name="P3" style:family="paragraph" style:parent-style-name="Standard" style:list-style-name="L1">
      <style:text-properties officeooo:rsid="00153ab5" officeooo:paragraph-rsid="00153ab5"/>
    </style:style>
    <style:style style:name="P4" style:family="paragraph" style:parent-style-name="Standard" style:list-style-name="L1">
      <style:text-properties officeooo:rsid="0013f217" officeooo:paragraph-rsid="0013f217"/>
    </style:style>
    <style:style style:name="P5" style:family="paragraph" style:parent-style-name="Standard" style:list-style-name="L1">
      <style:text-properties officeooo:rsid="00172890" officeooo:paragraph-rsid="00172890"/>
    </style:style>
    <style:style style:name="P6" style:family="paragraph" style:parent-style-name="Standard" style:list-style-name="L1">
      <style:text-properties officeooo:rsid="0017de3d" officeooo:paragraph-rsid="0017de3d"/>
    </style:style>
    <style:style style:name="T1" style:family="text">
      <style:text-properties style:text-position="super 58%"/>
    </style:style>
    <style:style style:name="T2" style:family="text">
      <style:text-properties officeooo:rsid="0017de3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uary 21<text:span text:style-name="T1">st</text:span>, 2023</text:p>
      <text:p text:style-name="P1">KitKat Dambeck</text:p>
      <text:p text:style-name="P1">Expository Writing</text:p>
      <text:p text:style-name="P1">Second Essay Prep</text:p>
      <text:p text:style-name="P1"/>
      <text:list xml:id="list86442921" text:style-name="L1">
        <text:list-item>
          <text:p text:style-name="P2">Prompt.</text:p>
          <text:list>
            <text:list-item>
              <text:p text:style-name="P2">How does Fredrickson’s concepts about “love” serve as a lens through which to reconsider Johnson’s argument regarding “patterns” and Noë’s discussion about “tribal”?</text:p>
            </text:list-item>
          </text:list>
        </text:list-item>
        <text:list-item>
          <text:p text:style-name="P3">Also see page in art bible.</text:p>
        </text:list-item>
        <text:list-item>
          <text:p text:style-name="P2">Advice.</text:p>
          <text:list>
            <text:list-item>
              <text:p text:style-name="P2">Put “love” and other vocab in quotes to indicate using it an an authors way. </text:p>
            </text:list-item>
          </text:list>
        </text:list-item>
        <text:list-item>
          <text:p text:style-name="P2">Leg work.</text:p>
          <text:list>
            <text:list-item>
              <text:p text:style-name="P2">What the actual fuck does Fredickson think love is?</text:p>
              <text:list>
                <text:list-item>
                  <text:p text:style-name="P2">“<text:span text:style-name="T2">Love is connection” 130.</text:span></text:p>
                </text:list-item>
                <text:list-item>
                  <text:p text:style-name="P6">A biological necessity, like food or water. </text:p>
                  <text:list>
                    <text:list-item>
                      <text:p text:style-name="P6">Relates to the love system (oxytocin, vegas nerve, lungs, brain, heart)</text:p>
                    </text:list-item>
                  </text:list>
                </text:list-item>
              </text:list>
            </text:list-item>
            <text:list-item>
              <text:p text:style-name="P4">What is a lens?</text:p>
              <text:list>
                <text:list-item>
                  <text:p text:style-name="P4">A point of view or perspective. </text:p>
                </text:list-item>
                <text:list-item>
                  <text:p text:style-name="P4">An argument.</text:p>
                  <text:list>
                    <text:list-item>
                      <text:p text:style-name="P4">My arguemnt will be composed of some part of Fredrickson’s.</text:p>
                    </text:list-item>
                  </text:list>
                </text:list-item>
              </text:list>
            </text:list-item>
            <text:list-item>
              <text:p text:style-name="P6">Do the authors define “love”? How do you define love?</text:p>
              <text:list>
                <text:list-item>
                  <text:p text:style-name="P6">Fredrickson: barely. Problematic because Fredrickson makes it abundantly clear theyre not using it in a dictionary way. Love is the meaning of the message sent by the system composed of the brain, vagus nerve and oxytocin. </text:p>
                </text:list-item>
                <text:list-item>
                  <text:p text:style-name="P6">Noë uses love to mean very strong attraction or affection, and mildly as desire for union.</text:p>
                </text:list-item>
                <text:list-item>
                  <text:p text:style-name="P6">Johnson does not use the word love. </text:p>
                </text:list-item>
              </text:list>
            </text:list-item>
            <text:list-item>
              <text:p text:style-name="P6">Do the authors define patterns?</text:p>
              <text:list>
                <text:list-item>
                  <text:p text:style-name="P6">Fredrickson: Doesn't specifically define but uses a pretty standard dictionary definition.</text:p>
                </text:list-item>
                <text:list-item>
                  <text:p text:style-name="P6">Johnson: same as Fredrickson.</text:p>
                </text:list-item>
                <text:list-item>
                  <text:p text:style-name="P6">Noë<text:span text:style-name="T6">: Doesnt use. <text:s/></text:span></text:p>
                </text:list-item>
              </text:list>
            </text:list-item>
            <text:list-item>
              <text:p text:style-name="P6">How does scientific knowlage about love affect the patterns and human connection? </text:p>
            </text:list-item>
            <text:list-item>
              <text:p text:style-name="P5">Look up “soul for real” (a pop song, might get me brownie points lol)</text:p>
            </text:list-item>
          </text:list>
        </text:list-item>
        <text:list-item>
          <text:p text:style-name="P2">Leads.</text:p>
          <text:list>
            <text:list-item>
              <text:p text:style-name="P2">Tribe as love, as connection. Cities and gay village as connection. Love as desire for the idol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8:10:38.206732460</meta:creation-date>
    <dc:date>2023-02-23T13:44:19.024802186</dc:date>
    <meta:editing-duration>PT18H41M51S</meta:editing-duration>
    <meta:editing-cycles>5</meta:editing-cycles>
    <meta:generator>LibreOffice/7.5.0.3$Linux_X86_64 LibreOffice_project/50$Build-3</meta:generator>
    <meta:document-statistic meta:table-count="0" meta:image-count="0" meta:object-count="0" meta:page-count="1" meta:paragraph-count="30" meta:word-count="273" meta:character-count="1544" meta:non-whitespace-character-count="1318"/>
  </office:meta>
</office:document-meta>
</file>